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G&quot;" style:apply-style-name="Good" style:base-cell-address="HTTP.A4"/>
      <style:map style:condition="cell-content()=&quot;X&quot;" style:apply-style-name="Bad" style:base-cell-address="HTTP.A4"/>
      <style:map style:condition="cell-content()=&quot;I&quot;" style:apply-style-name="Neutral" style:base-cell-address="HTTP.A4"/>
      <style:map style:condition="cell-content()=&quot;...&quot;" style:apply-style-name="Light_20_Blue" style:base-cell-address="HTTP.A4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HTTP.B1"/>
      <style:map style:condition="cell-content()=&quot;G&quot;" style:apply-style-name="Good" style:base-cell-address="HTTP.B1"/>
      <style:map style:condition="cell-content()=&quot;I&quot;" style:apply-style-name="Neutral" style:base-cell-address="HTTP.B1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map style:condition="cell-content()=&quot;G&quot;" style:apply-style-name="Good" style:base-cell-address="HTTP.B1"/>
      <style:map style:condition="cell-content()=&quot;X&quot;" style:apply-style-name="Bad" style:base-cell-address="HTTP.B1"/>
      <style:map style:condition="cell-content()=&quot;I&quot;" style:apply-style-name="Neutral" style:base-cell-address="HTTP.B1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.A4"/>
      <style:map style:condition="cell-content()=&quot;X&quot;" style:apply-style-name="Bad" style:base-cell-address="HTTP.A4"/>
      <style:map style:condition="cell-content()=&quot;I&quot;" style:apply-style-name="Neutral" style:base-cell-address="HTTP.A4"/>
      <style:map style:condition="cell-content()=&quot;...&quot;" style:apply-style-name="Light_20_Blue" style:base-cell-address="HTTP.A4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Good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23" style:family="table-cell" style:parent-style-name="Neutral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Bad">
      <style:table-cell-properties style:text-align-source="fix" style:repeat-content="false"/>
      <style:paragraph-properties fo:text-align="start" fo:margin-left="0cm"/>
      <style:text-properties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cell-content()=&quot;X&quot;" style:apply-style-name="Bad" style:base-cell-address="HTTP.B1"/>
      <style:map style:condition="cell-content()=&quot;G&quot;" style:apply-style-name="Good" style:base-cell-address="HTTP.B1"/>
      <style:map style:condition="cell-content()=&quot;I&quot;" style:apply-style-name="Neutral" style:base-cell-address="HTTP.B1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X&quot;" style:apply-style-name="Bad" style:base-cell-address="HTTP.B1"/>
      <style:map style:condition="cell-content()=&quot;G&quot;" style:apply-style-name="Good" style:base-cell-address="HTTP.B1"/>
      <style:map style:condition="cell-content()=&quot;I&quot;" style:apply-style-name="Neutral" style:base-cell-address="HTTP.B1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G&quot;" style:apply-style-name="Good" style:base-cell-address="HTTPS.A4"/>
      <style:map style:condition="cell-content()=&quot;X&quot;" style:apply-style-name="Bad" style:base-cell-address="HTTPS.A4"/>
      <style:map style:condition="cell-content()=&quot;I&quot;" style:apply-style-name="Neutral" style:base-cell-address="HTTPS.A4"/>
      <style:map style:condition="cell-content()=&quot;...&quot;" style:apply-style-name="Light_20_Blue" style:base-cell-address="HTTPS.A4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S.B1"/>
      <style:map style:condition="cell-content()=&quot;X&quot;" style:apply-style-name="Bad" style:base-cell-address="HTTPS.B1"/>
      <style:map style:condition="cell-content()=&quot;I&quot;" style:apply-style-name="Neutral" style:base-cell-address="HTTPS.B1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&quot;G&quot;" style:apply-style-name="Good" style:base-cell-address="HTTPS.A4"/>
      <style:map style:condition="cell-content()=&quot;X&quot;" style:apply-style-name="Bad" style:base-cell-address="HTTPS.A4"/>
      <style:map style:condition="cell-content()=&quot;I&quot;" style:apply-style-name="Neutral" style:base-cell-address="HTTPS.A4"/>
      <style:map style:condition="cell-content()=&quot;...&quot;" style:apply-style-name="Light_20_Blue" style:base-cell-address="HTTPS.A4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X&quot;" style:apply-style-name="Bad" style:base-cell-address="HTTPS.B1"/>
      <style:map style:condition="cell-content()=&quot;G&quot;" style:apply-style-name="Good" style:base-cell-address="HTTPS.B1"/>
      <style:map style:condition="cell-content()=&quot;I&quot;" style:apply-style-name="Neutral" style:base-cell-address="HTTPS.B1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HTTP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5"/>
        <table:table-column table:style-name="co2" table:number-columns-repeated="125" table:default-cell-style-name="ce16"/>
        <table:table-row table:style-name="ro1">
          <table:table-cell table:style-name="ce3" office:value-type="string" calcext:value-type="string">
            <text:p>Unique <text:span text:style-name="T1">HTTP</text:span> endoints tested with <text:a xlink:href="http://vlab.happybeing.com/" xlink:type="simple">http://vlab.happybeing.com</text:a>      Tests done with <text:span text:style-name="T1">CORS checks disabled </text:span>in the browser:</text:p>
          </table:table-cell>
          <table:table-cell table:number-columns-repeated="10"/>
          <table:table-cell table:style-name="ce3"/>
          <table:table-cell table:style-name="ce24"/>
          <table:table-cell table:number-columns-repeated="6"/>
          <table:table-cell table:style-name="ce27"/>
          <table:table-cell table:style-name="ce28"/>
          <table:table-cell table:number-columns-repeated="106"/>
        </table:table-row>
        <table:table-row table:style-name="ro1">
          <table:table-cell table:style-name="ce3"/>
          <table:table-cell table:style-name="ce18" office:value-type="string" calcext:value-type="string">
            <text:p>Checked using:</text:p>
          </table:table-cell>
          <table:table-cell office:value-type="string" calcext:value-type="string">
            <text:p>FF/Chrome</text:p>
          </table:table-cell>
          <table:table-cell table:style-name="ce20" table:number-columns-repeated="5"/>
          <table:table-cell/>
          <table:table-cell table:style-name="ce21" office:value-type="string" calcext:value-type="string">
            <text:p>Endpoint Summary:</text:p>
          </table:table-cell>
          <table:table-cell table:style-name="ce22" office:value-type="string" calcext:value-type="string">
            <text:p>G(ood)</text:p>
          </table:table-cell>
          <table:table-cell table:style-name="ce23" office:value-type="string" calcext:value-type="string">
            <text:p>I(nvalid)</text:p>
          </table:table-cell>
          <table:table-cell table:style-name="ce25" office:value-type="string" calcext:value-type="string">
            <text:p>X(fail)</text:p>
          </table:table-cell>
          <table:table-cell table:style-name="ce26" table:number-columns-repeated="2"/>
          <table:table-cell table:number-columns-repeated="4"/>
          <table:table-cell table:style-name="ce3"/>
          <table:table-cell table:number-columns-repeated="8"/>
          <table:table-cell table:style-name="ce3" office:value-type="string" calcext:value-type="string">
            <text:p>Key:</text:p>
          </table:table-cell>
          <table:table-cell table:style-name="ce22" office:value-type="string" calcext:value-type="string">
            <text:p>G(ood)</text:p>
          </table:table-cell>
          <table:table-cell table:style-name="ce23" office:value-type="string" calcext:value-type="string">
            <text:p>I(nvalid)</text:p>
          </table:table-cell>
          <table:table-cell table:style-name="ce25" office:value-type="string" calcext:value-type="string">
            <text:p>X(fail)</text:p>
          </table:table-cell>
          <table:table-cell table:number-columns-repeated="95"/>
        </table:table-row>
        <table:table-row table:style-name="ro1">
          <table:table-cell table:style-name="ce3"/>
          <table:table-cell table:number-columns-repeated="10"/>
          <table:table-cell table:style-name="ce3"/>
          <table:table-cell table:style-name="ce24"/>
          <table:table-cell table:number-columns-repeated="6"/>
          <table:table-cell table:style-name="ce27"/>
          <table:table-cell table:style-name="ce28"/>
          <table:table-cell table:number-columns-repeated="106"/>
        </table:table-row>
        <table:table-row table:style-name="ro1">
          <table:table-cell table:style-name="ce12" office:value-type="string" calcext:value-type="string">
            <text:p>Paste Here</text:p>
          </table:table-cell>
          <table:table-cell table:style-name="ce19"/>
          <table:table-cell table:style-name="ce12" table:number-columns-repeated="125"/>
        </table:table-row>
        <table:table-row table:style-name="ro1" table:number-rows-repeated="1734">
          <table:table-cell table:style-name="ce12"/>
          <table:table-cell table:style-name="ce19"/>
          <table:table-cell table:style-name="ce12" table:number-columns-repeated="125"/>
        </table:table-row>
        <table:table-row table:style-name="ro1" table:number-rows-repeated="1046837">
          <table:table-cell table:number-columns-repeated="127"/>
        </table:table-row>
        <table:table-row table:style-name="ro1">
          <table:table-cell table:number-columns-repeated="127"/>
        </table:table-row>
        <calcext:conditional-formats>
          <calcext:conditional-format calcext:target-range-address="HTTP.T1:HTTP.U1 HTTP.T3:HTTP.U3 HTTP.B1739:HTTP.B1048576 HTTP.B1:HTTP.B1 HTTP.B3:HTTP.B3">
            <calcext:condition calcext:apply-style-name="Bad" calcext:value="=&quot;X&quot;" calcext:base-cell-address="HTTP.B1"/>
            <calcext:condition calcext:apply-style-name="Good" calcext:value="=&quot;G&quot;" calcext:base-cell-address="HTTP.B1"/>
            <calcext:condition calcext:apply-style-name="Neutral" calcext:value="=&quot;I&quot;" calcext:base-cell-address="HTTP.B1"/>
          </calcext:conditional-format>
          <calcext:conditional-format calcext:target-range-address="HTTP.B1739:HTTP.B1048576 HTTP.B1:HTTP.B3">
            <calcext:condition calcext:apply-style-name="Good" calcext:value="=&quot;G&quot;" calcext:base-cell-address="HTTP.B1"/>
            <calcext:condition calcext:apply-style-name="Bad" calcext:value="=&quot;X&quot;" calcext:base-cell-address="HTTP.B1"/>
            <calcext:condition calcext:apply-style-name="Neutral" calcext:value="=&quot;I&quot;" calcext:base-cell-address="HTTP.B1"/>
          </calcext:conditional-format>
          <calcext:conditional-format calcext:target-range-address="HTTP.A4:HTTP.DW1738">
            <calcext:condition calcext:apply-style-name="Good" calcext:value="=&quot;G&quot;" calcext:base-cell-address="HTTP.A4"/>
            <calcext:condition calcext:apply-style-name="Bad" calcext:value="=&quot;X&quot;" calcext:base-cell-address="HTTP.A4"/>
            <calcext:condition calcext:apply-style-name="Neutral" calcext:value="=&quot;I&quot;" calcext:base-cell-address="HTTP.A4"/>
            <calcext:condition calcext:apply-style-name="Error" calcext:value="begins-with(&quot;error&quot;)" calcext:base-cell-address="HTTP.A4"/>
            <calcext:condition calcext:apply-style-name="Error" calcext:value="begins-with(&quot;no&quot;)" calcext:base-cell-address="HTTP.A4"/>
            <calcext:condition calcext:apply-style-name="Good" calcext:value="begins-with(&quot;yes&quot;)" calcext:base-cell-address="HTTP.A4"/>
            <calcext:condition calcext:apply-style-name="Light Blue" calcext:value="=&quot;...&quot;" calcext:base-cell-address="HTTP.A4"/>
            <calcext:condition calcext:apply-style-name="Neutral" calcext:value="begins-with(&quot;invalid&quot;)" calcext:base-cell-address="HTTP.A4"/>
          </calcext:conditional-format>
        </calcext:conditional-formats>
      </table:table>
      <table:table table:name="HTTPS" table:style-name="ta1">
        <office:forms form:automatic-focus="false" form:apply-design-mode="false"/>
        <table:table-column table:style-name="co3" table:default-cell-style-name="ce16"/>
        <table:table-column table:style-name="co2" table:default-cell-style-name="ce36"/>
        <table:table-column table:style-name="co2" table:number-columns-repeated="125" table:default-cell-style-name="ce16"/>
        <table:table-row table:style-name="ro1">
          <table:table-cell table:style-name="ce3" office:value-type="string" calcext:value-type="string">
            <text:p>Unique <text:span text:style-name="T1">HTTPS</text:span> endoints tested with <text:a xlink:href="http://vlab.happybeing.com/" xlink:type="simple">http://vlab.happybeing.com</text:a>      Tests done with <text:span text:style-name="T1">CORS checks disabled </text:span>in the browser:</text:p>
          </table:table-cell>
          <table:table-cell table:number-columns-repeated="10"/>
          <table:table-cell table:style-name="ce3"/>
          <table:table-cell table:style-name="ce24"/>
          <table:table-cell table:number-columns-repeated="6"/>
          <table:table-cell table:style-name="ce41"/>
          <table:table-cell table:style-name="ce42"/>
          <table:table-cell table:number-columns-repeated="106"/>
        </table:table-row>
        <table:table-row table:style-name="ro1">
          <table:table-cell table:style-name="ce3"/>
          <table:table-cell table:style-name="ce31" office:value-type="string" calcext:value-type="string">
            <text:p>Checked using:</text:p>
          </table:table-cell>
          <table:table-cell office:value-type="string" calcext:value-type="string">
            <text:p>FF/Chrome</text:p>
          </table:table-cell>
          <table:table-cell table:style-name="ce20" table:number-columns-repeated="5"/>
          <table:table-cell/>
          <table:table-cell table:style-name="ce21" office:value-type="string" calcext:value-type="string">
            <text:p>Endpoint Summary:</text:p>
          </table:table-cell>
          <table:table-cell table:style-name="ce22" office:value-type="string" calcext:value-type="string">
            <text:p>G(ood)</text:p>
          </table:table-cell>
          <table:table-cell table:style-name="ce23" office:value-type="string" calcext:value-type="string">
            <text:p>I(nvalid)</text:p>
          </table:table-cell>
          <table:table-cell table:style-name="ce25" office:value-type="string" calcext:value-type="string">
            <text:p>X(fail)</text:p>
          </table:table-cell>
          <table:table-cell table:style-name="ce26" table:number-columns-repeated="2"/>
          <table:table-cell table:number-columns-repeated="4"/>
          <table:table-cell table:style-name="ce3"/>
          <table:table-cell table:number-columns-repeated="8"/>
          <table:table-cell table:style-name="ce3" office:value-type="string" calcext:value-type="string">
            <text:p>Key:</text:p>
          </table:table-cell>
          <table:table-cell table:style-name="ce22" office:value-type="string" calcext:value-type="string">
            <text:p>G(ood)</text:p>
          </table:table-cell>
          <table:table-cell table:style-name="ce23" office:value-type="string" calcext:value-type="string">
            <text:p>I(nvalid)</text:p>
          </table:table-cell>
          <table:table-cell table:style-name="ce25" office:value-type="string" calcext:value-type="string">
            <text:p>X(fail)</text:p>
          </table:table-cell>
          <table:table-cell table:number-columns-repeated="95"/>
        </table:table-row>
        <table:table-row table:style-name="ro1">
          <table:table-cell table:style-name="ce3"/>
          <table:table-cell table:number-columns-repeated="10"/>
          <table:table-cell table:style-name="ce3"/>
          <table:table-cell table:style-name="ce24"/>
          <table:table-cell table:number-columns-repeated="6"/>
          <table:table-cell table:style-name="ce41"/>
          <table:table-cell table:style-name="ce42"/>
          <table:table-cell table:number-columns-repeated="106"/>
        </table:table-row>
        <table:table-row table:style-name="ro1">
          <table:table-cell table:style-name="ce35" office:value-type="string" calcext:value-type="string">
            <text:p>Paste Here</text:p>
          </table:table-cell>
          <table:table-cell table:style-name="ce40"/>
          <table:table-cell table:style-name="ce35" table:number-columns-repeated="125"/>
        </table:table-row>
        <table:table-row table:style-name="ro1" table:number-rows-repeated="1734">
          <table:table-cell table:style-name="ce35"/>
          <table:table-cell table:style-name="ce40"/>
          <table:table-cell table:style-name="ce35" table:number-columns-repeated="125"/>
        </table:table-row>
        <table:table-row table:style-name="ro1" table:number-rows-repeated="1046837">
          <table:table-cell table:number-columns-repeated="127"/>
        </table:table-row>
        <table:table-row table:style-name="ro1">
          <table:table-cell table:number-columns-repeated="127"/>
        </table:table-row>
        <calcext:conditional-formats>
          <calcext:conditional-format calcext:target-range-address="HTTPS.T1:HTTPS.U1 HTTPS.T3:HTTPS.U3 HTTPS.B1739:HTTPS.B1048576 HTTPS.B1:HTTPS.B1 HTTPS.B3:HTTPS.B3">
            <calcext:condition calcext:apply-style-name="Bad" calcext:value="=&quot;X&quot;" calcext:base-cell-address="HTTPS.B1"/>
            <calcext:condition calcext:apply-style-name="Good" calcext:value="=&quot;G&quot;" calcext:base-cell-address="HTTPS.B1"/>
            <calcext:condition calcext:apply-style-name="Neutral" calcext:value="=&quot;I&quot;" calcext:base-cell-address="HTTPS.B1"/>
          </calcext:conditional-format>
          <calcext:conditional-format calcext:target-range-address="HTTPS.B1739:HTTPS.B1048576 HTTPS.B1:HTTPS.B3">
            <calcext:condition calcext:apply-style-name="Good" calcext:value="=&quot;G&quot;" calcext:base-cell-address="HTTPS.B1"/>
            <calcext:condition calcext:apply-style-name="Bad" calcext:value="=&quot;X&quot;" calcext:base-cell-address="HTTPS.B1"/>
            <calcext:condition calcext:apply-style-name="Neutral" calcext:value="=&quot;I&quot;" calcext:base-cell-address="HTTPS.B1"/>
          </calcext:conditional-format>
          <calcext:conditional-format calcext:target-range-address="HTTPS.A4:HTTPS.DW1738">
            <calcext:condition calcext:apply-style-name="Good" calcext:value="=&quot;G&quot;" calcext:base-cell-address="HTTPS.A4"/>
            <calcext:condition calcext:apply-style-name="Bad" calcext:value="=&quot;X&quot;" calcext:base-cell-address="HTTPS.A4"/>
            <calcext:condition calcext:apply-style-name="Neutral" calcext:value="=&quot;I&quot;" calcext:base-cell-address="HTTPS.A4"/>
            <calcext:condition calcext:apply-style-name="Error" calcext:value="begins-with(&quot;error&quot;)" calcext:base-cell-address="HTTPS.A4"/>
            <calcext:condition calcext:apply-style-name="Error" calcext:value="begins-with(&quot;no&quot;)" calcext:base-cell-address="HTTPS.A4"/>
            <calcext:condition calcext:apply-style-name="Good" calcext:value="begins-with(&quot;yes&quot;)" calcext:base-cell-address="HTTPS.A4"/>
            <calcext:condition calcext:apply-style-name="Light Blue" calcext:value="=&quot;...&quot;" calcext:base-cell-address="HTTPS.A4"/>
            <calcext:condition calcext:apply-style-name="Neutral" calcext:value="begins-with(&quot;invalid&quot;)" calcext:base-cell-address="HTTPS.A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Light_20_Blue" style:display-name="Light Blue" style:family="table-cell" style:parent-style-name="Default">
      <style:table-cell-properties fo:background-color="#b4c7d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11:42:07.502449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3:46:39.905648582</meta:creation-date>
    <dc:date>2020-05-06T11:43:32.795009742</dc:date>
    <meta:editing-duration>P1DT57M44S</meta:editing-duration>
    <meta:editing-cycles>10</meta:editing-cycles>
    <meta:generator>LibreOffice/6.3.5.2$Linux_X86_64 LibreOffice_project/30$Build-2</meta:generator>
    <meta:document-statistic meta:table-count="2" meta:cell-count="24" meta:object-count="0"/>
  </office:meta>
</office:document-meta>
</file>